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d62a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d62a9" style:font-size-asian="11pt" style:font-size-complex="11pt"/>
    </style:style>
    <style:style style:name="P7" style:family="paragraph" style:parent-style-name="Standard">
      <style:text-properties officeooo:paragraph-rsid="001d62a9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officeooo:paragraph-rsid="001d62a9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62a9" style:font-size-asian="10pt" style:font-size-complex="10pt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14">do text</text:span></text:p><text:p text:style-name="P13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5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12">Récépissé d'un complément de permis d'environnement classe 1</text:p>
      <text:p text:style-name="P12"/>
      <text:p text:style-name="P11"/>
      <text:p text:style-name="P11"><office:annotation><dc:creator>Gauthier Bastien</dc:creator><dc:date>2011-02-16T16:12:24</dc:date><text:p text:style-name="P13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<text:span text:style-name="T5"> </text:span><text:span text:style-name="T5"><text:text-input text:description="Situation des travaux">self.getWorkLocationSignaletic()</text:text-input></text:span></text:p>
      <text:p text:style-name="P11"/>
      <text:p text:style-name="P11"><office:annotation><dc:creator>Gauthier Bastien</dc:creator><dc:date>2011-01-13T14:56:41</dc:date><text:p text:style-name="P13"><text:span text:style-name="T15">do text</text:span></text:p><text:p text:style-name="P13"><text:span text:style-name="T15">from document(at=reference, format='odt')</text:span></text:p></office:annotation>Import depuis reference.odt</text:p>
      <text:p text:style-name="P11"/>
      <text:p text:style-name="P11"/>
      <text:p text:style-name="P8">Je soussigné,</text:p>
      <text:p text:style-name="P8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8">atteste avoir reçu le complément <text:s/>de permis d'environnement classe 1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8"/>
      <text:p text:style-name="P9">Nous restons à votre disposition pour tout renseignement complémentaire et vous prions d’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 </text:span>nos sincères salutations</text:p>
      <text:p text:style-name="P8"/>
      <text:p text:style-name="P8"/>
      <text:p text:style-name="P8">Pour la commune <text:text-input text:description="Misc-Commune">tool.getCityName(prefixed=True)</text:text-input>,</text:p>
      <text:p text:style-name="P8"/>
      <text:p text:style-name="P8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26:06.216333117</dc:date>
    <dc:language>fr-FR</dc:language>
    <meta:editing-cycles>67</meta:editing-cycles>
    <meta:editing-duration>P1DT8H16M22S</meta:editing-duration>
    <meta:document-statistic meta:table-count="1" meta:image-count="0" meta:object-count="0" meta:page-count="1" meta:paragraph-count="16" meta:word-count="113" meta:character-count="1008" meta:non-whitespace-character-count="934"/>
    <meta:user-defined meta:name="Info 1"/>
    <meta:user-defined meta:name="Info 2"/>
    <meta:user-defined meta:name="Info 3"/>
    <meta:user-defined meta:name="Info 4"/>
  </office:meta>
</office:document-meta>
</file>